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e7d3" officeooo:paragraph-rsid="0005e7d3"/>
    </style:style>
    <style:style style:name="P2" style:family="paragraph" style:parent-style-name="Standard">
      <style:text-properties officeooo:rsid="0005e7d3" officeooo:paragraph-rsid="0006c4e2"/>
    </style:style>
    <style:style style:name="P3" style:family="paragraph" style:parent-style-name="Standard">
      <style:text-properties fo:font-weight="bold" officeooo:rsid="0005e7d3" officeooo:paragraph-rsid="0005e7d3" style:font-weight-asian="bold" style:font-weight-complex="bold"/>
    </style:style>
    <style:style style:name="P4" style:family="paragraph" style:parent-style-name="Standard">
      <style:text-properties fo:font-weight="bold" officeooo:rsid="00097386" officeooo:paragraph-rsid="00097386" style:font-weight-asian="bold" style:font-weight-complex="bold"/>
    </style:style>
    <style:style style:name="P5" style:family="paragraph" style:parent-style-name="Standard">
      <style:text-properties officeooo:rsid="000e2c3b" officeooo:paragraph-rsid="000e2c3b"/>
    </style:style>
    <style:style style:name="P6" style:family="paragraph" style:parent-style-name="Standard">
      <style:text-properties fo:font-style="italic" officeooo:rsid="0005e7d3" officeooo:paragraph-rsid="0005e7d3" style:font-style-asian="italic" style:font-style-complex="italic"/>
    </style:style>
    <style:style style:name="T1" style:family="text">
      <style:text-properties officeooo:rsid="0006c4e2"/>
    </style:style>
    <style:style style:name="T2" style:family="text">
      <style:text-properties officeooo:rsid="00097386"/>
    </style:style>
    <style:style style:name="T3" style:family="text">
      <style:text-properties officeooo:rsid="000ace94"/>
    </style:style>
    <style:style style:name="T4" style:family="text">
      <style:text-properties officeooo:rsid="000d434a"/>
    </style:style>
    <style:style style:name="T5" style:family="text">
      <style:text-properties officeooo:rsid="000dfe93"/>
    </style:style>
    <style:style style:name="T6" style:family="text">
      <style:text-properties officeooo:rsid="000e9566"/>
    </style:style>
    <style:style style:name="T7" style:family="text">
      <style:text-properties officeooo:rsid="0010b9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OTES: Five Easy Pieces For Windows</text:p>
      <text:p text:style-name="P3"/>
      <text:p text:style-name="P3">Piece 1, Snipping Tool:</text:p>
      <text:p text:style-name="P1"/>
      <text:p text:style-name="P1">Snipping Tool is what you should be using to take screenshots. It <text:span text:style-name="T5">comes</text:span> installed on all modern Windows machines. <text:span text:style-name="T6">The Mac equivalent is called Grab; Linux has Shutter.</text:span></text:p>
      <text:p text:style-name="P1"/>
      <text:p text:style-name="P3">Piece 2, CTRL-*:</text:p>
      <text:p text:style-name="P1"/>
      <text:p text:style-name="P1">Holding down CTRL and pressing F will bring up an interface for finding a string <text:span text:style-name="T2">of text</text:span>. Doing the same with C, V and Z will copy, paste and undo respectively. This is a fact about applications, and only usually true; for example, CTRL-C will Cancel, not Copy, in the context of a terminal.</text:p>
      <text:p text:style-name="P1"/>
      <text:p text:style-name="P3">Piece 3, Survivalist HTML:</text:p>
      <text:p text:style-name="P1"/>
      <text:p text:style-name="P1">Webpages are text documents with the .html file extension. <text:span text:style-name="T7">A text editor</text:span> – <text:span text:style-name="T7">like Notepad, which comes</text:span> pre-installed on a<text:span text:style-name="T7">ny</text:span> Windows machine – can be used to create and edit them. A <text:span text:style-name="T3">basic</text:span> <text:span text:style-name="T7">pag</text:span>e:</text:p>
      <text:p text:style-name="P1"/>
      <text:p text:style-name="P6">&lt;!DOCTYPE html&gt;</text:p>
      <text:p text:style-name="P6">&lt;body&gt;</text:p>
      <text:p text:style-name="P6">Hello World!</text:p>
      <text:p text:style-name="P6">&lt;/body&gt;</text:p>
      <text:p text:style-name="P1"/>
      <text:p text:style-name="P1">There are better and easier ways to create and edit webpages <text:span text:style-name="T1">(JSbin)</text:span>. <text:span text:style-name="T5">T</text:span>his <text:span text:style-name="T5">method</text:span> is useful <text:span text:style-name="T5">mostly as a</text:span> demonstrat<text:span text:style-name="T5">ion of</text:span> what webpages are on a fundamental level, <text:span text:style-name="T5">and as a quick, non-wifi-dependent way to</text:span> mak<text:span text:style-name="T5">e</text:span> last-minute changes.</text:p>
      <text:p text:style-name="P1"/>
      <text:p text:style-name="P3">Piece 4, Exploring Webpages:</text:p>
      <text:p text:style-name="P1"/>
      <text:p text:style-name="P1">Right-clicking and selecting View Source lets you view the full source HTML of a website.</text:p>
      <text:p text:style-name="P1"/>
      <text:p text:style-name="P1">Right-clicking and selecting Inspect Element lets you view individual parts of a website. It also lets you experiment with changes. <text:span text:style-name="T4">This is why you</text:span> never trust a screenshot.</text:p>
      <text:p text:style-name="P1"/>
      <text:p text:style-name="P3">Piece 5, Excel:</text:p>
      <text:p text:style-name="P1"/>
      <text:p text:style-name="P1">Excel can do a lot more than it seems like it should be able to.</text:p>
      <text:p text:style-name="P1"/>
      <text:p text:style-name="P1">IF <text:span text:style-name="T1">lets you set up conditionals: “If [statement] is true, set the value to this; otherwise, set the value to that”. AND, OR and NOT extend IF's abilities.</text:span></text:p>
      <text:p text:style-name="P1"/>
      <text:p text:style-name="P2">Filtering is useful for when you only <text:span text:style-name="T1">want</text:span> to look at a subset of the data.</text:p>
      <text:p text:style-name="P1"/>
      <text:p text:style-name="P1"><text:span text:style-name="T1">The </text:span>COUNT, SUM and AVERAGE <text:span text:style-name="T1">functions </text:span>all live up to their names, <text:span text:style-name="T4">and have IF and IFS extensions</text:span>. <text:span text:style-name="T4">For example,</text:span> COUNTIF counts how many records there are which fit a condition; AVERAGEIFS finds the average of a <text:span text:style-name="T4">group</text:span> of records which fit a set of conditions.</text:p>
      <text:p text:style-name="P1"/>
      <text:p text:style-name="P1"><text:span text:style-name="T7">The </text:span>Solver <text:span text:style-name="T7">add-in</text:span> can be used to solve problems of the format “I need this <text:span text:style-name="T7">quantity</text:span> to be as large/small as possible, given these conditions”. It <text:span text:style-name="T1">comes with Excel, but</text:span> needs to be manually activated; <text:span text:style-name="T1">Google how if you need it</text:span>. <text:span text:style-name="T1">More specialised add-ins exist: PrecisionTree is one.</text:span></text:p>
      <text:p text:style-name="P1"/>
      <text:p text:style-name="P5">Visual Basic is a programming language built into Word and Excel. It is, effectively, magi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 </meta:initial-creator>
    <meta:creation-date>2017-01-16T07:47:29.425444841</meta:creation-date>
    <dc:date>2017-06-17T16:10:56.095715550</dc:date>
    <dc:creator>U </dc:creator>
    <meta:editing-duration>PT14H55M39S</meta:editing-duration>
    <meta:editing-cycles>12</meta:editing-cycles>
    <meta:generator>LibreOffice/4.3.3.2$Linux_X86_64 LibreOffice_project/430m0$Build-2</meta:generator>
    <meta:document-statistic meta:table-count="0" meta:image-count="0" meta:object-count="0" meta:page-count="1" meta:paragraph-count="22" meta:word-count="393" meta:character-count="2244" meta:non-whitespace-character-count="1871"/>
  </office:meta>
</office:document-meta>
</file>